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fo:padding="0cm" fo:border="none"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fo:padding="0cm" fo:border="none"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fo:padding="0cm" fo:border="none"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fo:padding="0cm" fo:border="none"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cm" fo:border="none"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fo:padding="0cm" fo:border="none"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fo:padding="0cm" fo:border="none"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6.334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334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6.334cm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5cm" style:rel-column-width="16383*"/>
    </style:style>
    <style:style style:name="Table5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paragraph-rsid="00549bbc"/>
    </style:style>
    <style:style style:name="P5" style:family="paragraph" style:parent-style-name="Table_20_Contents">
      <style:paragraph-properties fo:text-align="start" style:justify-single-word="false"/>
      <style:text-properties fo:language="en" fo:country="US" officeooo:paragraph-rsid="000b20f6"/>
    </style:style>
    <style:style style:name="P6" style:family="paragraph" style:parent-style-name="Table_20_Contents">
      <style:text-properties fo:language="en" fo:country="US" officeooo:paragraph-rsid="001f7796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Header">
      <style:text-properties fo:language="en" fo:country="US"/>
    </style:style>
    <style:style style:name="P10" style:family="paragraph" style:parent-style-name="Picture">
      <style:text-properties fo:language="en" fo:country="US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text-properties fo:language="en" fo:country="US"/>
    </style:style>
    <style:style style:name="P15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T3" style:family="text">
      <style:text-properties officeooo:rsid="00097776"/>
    </style:style>
    <style:style style:name="T4" style:family="text">
      <style:text-properties officeooo:rsid="000ee081"/>
    </style:style>
    <style:style style:name="T5" style:family="text">
      <style:text-properties officeooo:rsid="001e3dc9"/>
    </style:style>
    <style:style style:name="T6" style:family="text">
      <style:text-properties officeooo:rsid="0020ea37"/>
    </style:style>
    <style:style style:name="T7" style:family="text">
      <style:text-properties officeooo:rsid="0022e6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5" text:outline-level="1">Additional reference images</text:h>
      <text:h text:style-name="P12" text:outline-level="2">Settings</text:h>
      <text:h text:style-name="P14" text:outline-level="3">Ingary</text:h>
      <text:h text:style-name="P11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<draw:frame draw:style-name="fr1" draw:name="Cornice7" text:anchor-type="paragraph" svg:width="6.332cm" draw:z-index="9"><draw:text-box fo:min-height="3.561cm"><text:p text:style-name="P10"><draw:frame draw:style-name="fr4" draw:name="Immagine38" text:anchor-type="as-char" svg:width="6.332cm" style:rel-width="100%" svg:height="3.561cm" style:rel-height="scale" draw:z-index="41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P3"><draw:frame draw:style-name="fr1" draw:name="Cornice8" text:anchor-type="paragraph" svg:width="6.334cm" draw:z-index="8"><draw:text-box fo:min-height="3.692cm"><text:p text:style-name="P10"><draw:frame draw:style-name="fr4" draw:name="Immagine39" text:anchor-type="as-char" svg:width="6.334cm" style:rel-width="100%" svg:height="3.692cm" style:rel-height="scale" draw:z-index="44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P3"><draw:frame draw:style-name="fr1" draw:name="Cornice9" text:anchor-type="paragraph" svg:width="6.334cm" draw:z-index="0"><draw:text-box fo:min-height="3.134cm"><text:p text:style-name="P10"><draw:frame draw:style-name="fr4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  <table:table-row>
          <table:table-cell table:style-name="Tabella1.A1" table:number-columns-spanned="3" office:value-type="string">
            <text:p text:style-name="P3">Images taken from: <text:span text:style-name="T4">Howl’s</text:span> Moving Castle <text:span text:style-name="T5">movie</text:span></text:p>
          </table:table-cell>
          <table:covered-table-cell/>
          <table:covered-table-cell/>
        </table:table-row>
      </table:table>
      <text:h text:style-name="P11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P3"><draw:frame draw:style-name="fr1" draw:name="Cornice10" text:anchor-type="paragraph" svg:width="6.332cm" draw:z-index="14"><draw:text-box fo:min-height="2.02cm"><text:p text:style-name="P10"><draw:frame draw:style-name="fr4" draw:name="Immagine41" text:anchor-type="as-char" svg:width="6.332cm" style:rel-width="100%" svg:height="2.02cm" style:rel-height="scale" draw:z-index="45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P3"><draw:frame draw:style-name="fr1" draw:name="Cornice11" text:anchor-type="paragraph" svg:width="6.334cm" draw:z-index="11"><draw:text-box fo:min-height="3.902cm"><text:p text:style-name="P10"><draw:frame draw:style-name="fr4" draw:name="Immagine42" text:anchor-type="as-char" svg:width="6.334cm" style:rel-width="100%" svg:height="3.902cm" style:rel-height="scale" draw:z-index="46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P3"><draw:frame draw:style-name="fr1" draw:name="Cornice12" text:anchor-type="paragraph" svg:width="6.334cm" draw:z-index="2"><draw:text-box fo:min-height="4.362cm"><text:p text:style-name="P10"><draw:frame draw:style-name="fr4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  <table:table-row>
          <table:table-cell table:style-name="Images_5f_Porthaven.A1" table:number-columns-spanned="3" office:value-type="string">
            <text:p text:style-name="P3">Images taken from: <text:span text:style-name="T4">Howl’s</text:span> Moving Castle</text:p>
          </table:table-cell>
          <table:covered-table-cell/>
          <table:covered-table-cell/>
        </table:table-row>
      </table:table>
      <text:h text:style-name="P11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P3"><draw:frame draw:style-name="fr1" draw:name="Cornice13" text:anchor-type="paragraph" svg:width="6.332cm" draw:z-index="6"><draw:text-box fo:min-height="3.722cm"><text:p text:style-name="P10"><draw:frame draw:style-name="fr4" draw:name="Immagine44" text:anchor-type="as-char" svg:width="6.332cm" style:rel-width="100%" svg:height="3.722cm" style:rel-height="scale" draw:z-index="15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P3"><draw:frame draw:style-name="fr1" draw:name="Cornice14" text:anchor-type="paragraph" svg:width="6.334cm" draw:z-index="4"><draw:text-box fo:min-height="3.833cm"><text:p text:style-name="P10"><draw:frame draw:style-name="fr4" draw:name="Immagine45" text:anchor-type="as-char" svg:width="6.334cm" style:rel-width="100%" svg:height="3.833cm" style:rel-height="scale" draw:z-index="5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P3"><draw:frame draw:style-name="fr1" draw:name="Cornice15" text:anchor-type="paragraph" svg:width="6.334cm" draw:z-index="7"><draw:text-box fo:min-height="3.561cm"><text:p text:style-name="P10"><draw:frame draw:style-name="fr4" draw:name="Immagine46" text:anchor-type="as-char" svg:width="6.334cm" style:rel-width="100%" svg:height="3.561cm" style:rel-height="scale" draw:z-index="10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  <table:table-row>
          <table:table-cell table:style-name="Images_5f_TheWaste.A1" table:number-columns-spanned="3" office:value-type="string">
            <text:p text:style-name="P3">Images taken from: <text:span text:style-name="T4">Howl’s</text:span> Moving Castle <text:span text:style-name="T5">movie</text:span></text:p>
          </table:table-cell>
          <table:covered-table-cell/>
          <table:covered-table-cell/>
        </table:table-row>
      </table:table>
      <text:h text:style-name="P14" text:outline-level="3"><text:soft-page-break/>Radme</text:h>
      <text:h text:style-name="P11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4"><draw:frame draw:style-name="fr1" draw:name="Cornice19" text:anchor-type="paragraph" svg:width="6.332cm" draw:z-index="12"><draw:text-box fo:min-height="6.168cm"><text:p text:style-name="P10"><draw:frame draw:style-name="fr4" draw:name="Immagine50" text:anchor-type="as-char" svg:width="6.332cm" style:rel-width="100%" svg:height="6.168cm" style:rel-height="scale" draw:z-index="20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4"><draw:frame draw:style-name="fr1" draw:name="Cornice16" text:anchor-type="paragraph" svg:width="6.334cm" draw:z-index="13"><draw:text-box fo:min-height="4.083cm"><text:p text:style-name="P10"><draw:frame draw:style-name="fr4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4"><draw:frame draw:style-name="fr1" draw:name="Cornice17" text:anchor-type="paragraph" svg:width="6.334cm" draw:z-index="16"><draw:text-box fo:min-height="3.561cm"><text:p text:style-name="P10"><draw:frame draw:style-name="fr4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4"><draw:frame draw:style-name="fr1" draw:name="Cornice18" text:anchor-type="paragraph" svg:width="6.332cm" draw:z-index="17"><draw:text-box fo:min-height="2.581cm"><text:p text:style-name="P10"><draw:frame draw:style-name="fr4" draw:name="Immagine49" text:anchor-type="as-char" svg:width="6.332cm" style:rel-width="100%" svg:height="2.581cm" style:rel-height="scale" draw:z-index="47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4"><draw:frame draw:style-name="fr1" draw:name="Cornice20" text:anchor-type="paragraph" svg:width="6.334cm" draw:z-index="18"><draw:text-box fo:min-height="3.545cm"><text:p text:style-name="P10"><draw:frame draw:style-name="fr4" draw:name="Immagine51" text:anchor-type="as-char" svg:width="6.334cm" style:rel-width="100%" svg:height="3.545cm" style:rel-height="scale" draw:z-index="25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4"/>
          </table:table-cell>
        </table:table-row>
        <table:table-row>
          <table:table-cell table:style-name="Tabella7.A1" table:number-columns-spanned="3" office:value-type="string">
            <text:p text:style-name="P4">Images taken from: <text:span text:style-name="T3">web</text:span></text:p>
          </table:table-cell>
          <table:covered-table-cell/>
          <table:covered-table-cell/>
        </table:table-row>
      </table:table>
      <text:h text:style-name="P11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4"><draw:frame draw:style-name="fr1" draw:name="Cornice21" text:anchor-type="paragraph" svg:width="6.332cm" draw:z-index="19"><draw:text-box fo:min-height="4.748cm"><text:p text:style-name="P10"><draw:frame draw:style-name="fr4" draw:name="Immagine52" text:anchor-type="as-char" svg:width="6.332cm" style:rel-width="100%" svg:height="4.748cm" style:rel-height="scale" draw:z-index="39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Clearing</text:p></draw:text-box></draw:frame></text:p>
          </table:table-cell>
          <table:table-cell table:style-name="Tabella6.A1" office:value-type="string">
            <text:p text:style-name="P4"><draw:frame draw:style-name="fr1" draw:name="Cornice22" text:anchor-type="paragraph" svg:width="6.334cm" draw:z-index="24"><draw:text-box fo:min-height="4.207cm"><text:p text:style-name="P10"><draw:frame draw:style-name="fr4" draw:name="Immagine53" text:anchor-type="as-char" svg:width="6.334cm" style:rel-width="100%" svg:height="4.207cm" style:rel-height="scale" draw:z-index="34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rtress</text:p></draw:text-box></draw:frame></text:p>
          </table:table-cell>
          <table:table-cell table:style-name="Tabella6.A1" office:value-type="string">
            <text:p text:style-name="P4"><draw:frame draw:style-name="fr1" draw:name="Cornice23" text:anchor-type="paragraph" svg:width="6.334cm" draw:z-index="22"><draw:text-box fo:min-height="4.687cm"><text:p text:style-name="P10"><draw:frame draw:style-name="fr4" draw:name="Immagine54" text:anchor-type="as-char" svg:width="6.334cm" style:rel-width="100%" svg:height="4.687cm" style:rel-height="scale" draw:z-index="28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Fortress</text:p></draw:text-box></draw:frame></text:p>
          </table:table-cell>
        </table:table-row>
        <table:table-row>
          <table:table-cell table:style-name="Tabella6.A1" table:number-columns-spanned="3" office:value-type="string">
            <text:p text:style-name="P4">Images taken from: <text:span text:style-name="T4">Castle of </text:span>Likava</text:p>
          </table:table-cell>
          <table:covered-table-cell/>
          <table:covered-table-cell/>
        </table:table-row>
      </table:table>
      <text:h text:style-name="P11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"><draw:frame draw:style-name="fr2" draw:name="Frame17" text:anchor-type="as-char" svg:width="2.649cm" draw:z-index="48"><draw:text-box fo:min-height="4.001cm"><text:p text:style-name="Picture"><draw:frame draw:style-name="fr4" draw:name="Image17" text:anchor-type="as-char" svg:width="2.649cm" style:rel-width="100%" svg:height="4.001cm" style:rel-height="scale" draw:z-index="53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17" text:name="Picture" text:formula="ooow:Picture+1" style:num-format="1">18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5" text:anchor-type="paragraph" svg:width="6.334cm" draw:z-index="26"><draw:text-box fo:min-height="2.956cm"><text:p text:style-name="P10"><draw:frame draw:style-name="fr4" draw:name="Immagine56" text:anchor-type="as-char" svg:width="6.334cm" style:rel-width="100%" svg:height="2.956cm" style:rel-height="scale" draw:z-index="55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6" text:anchor-type="paragraph" svg:width="6.334cm" draw:z-index="27"><draw:text-box fo:min-height="3.293cm"><text:p text:style-name="P10"><draw:frame draw:style-name="fr4" draw:name="Immagine57" text:anchor-type="as-char" svg:width="6.334cm" style:rel-width="100%" svg:height="3.293cm" style:rel-height="scale" draw:z-index="42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0</text:sequence>: Castle</text:p></draw:text-box></draw:frame></text:p>
          </table:table-cell>
        </table:table-row>
      </table:table>
      <text:h text:style-name="P11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"><draw:frame draw:style-name="fr1" draw:name="Cornice27" text:anchor-type="paragraph" svg:width="6.332cm" draw:z-index="31"><draw:text-box fo:min-height="3.561cm"><text:p text:style-name="P10"><draw:frame draw:style-name="fr4" draw:name="Immagine58" text:anchor-type="as-char" svg:width="6.332cm" style:rel-width="100%" svg:height="3.561cm" style:rel-height="scale" draw:z-index="56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Mine</text:p></draw:text-box></draw:frame></text:p>
          </table:table-cell>
          <table:table-cell table:style-name="Tabella4.A1" office:value-type="string">
            <text:p text:style-name="P4"><draw:frame draw:style-name="fr1" draw:name="Cornice28" text:anchor-type="paragraph" svg:width="6.334cm" draw:z-index="30"><draw:text-box fo:min-height="4.591cm"><text:p text:style-name="P10"><draw:frame draw:style-name="fr4" draw:name="Immagine59" text:anchor-type="as-char" svg:width="6.334cm" style:rel-width="100%" svg:height="4.591cm" style:rel-height="scale" draw:z-index="52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Mine: internal</text:p></draw:text-box></draw:frame></text:p>
          </table:table-cell>
          <table:table-cell table:style-name="Tabella4.A1" office:value-type="string">
            <text:p text:style-name="P4"><draw:frame draw:style-name="fr1" draw:name="Cornice29" text:anchor-type="paragraph" svg:width="6.334cm" draw:z-index="29"><draw:text-box fo:min-height="3.563cm"><text:p text:style-name="P10"><draw:frame draw:style-name="fr4" draw:name="Immagine60" text:anchor-type="as-char" svg:width="6.334cm" style:rel-width="100%" svg:height="3.563cm" style:rel-height="scale" draw:z-index="43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3</text:sequence>: Village</text:p></draw:text-box></draw:frame></text:p>
          </table:table-cell>
        </table:table-row>
      </table:table>
      <text:h text:style-name="P11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5"><draw:frame draw:style-name="fr1" draw:name="Cornice30" text:anchor-type="paragraph" svg:width="6.332cm" draw:z-index="32"><draw:text-box fo:min-height="3.561cm"><text:p text:style-name="P10"><draw:frame draw:style-name="fr4" draw:name="Immagine61" text:anchor-type="as-char" svg:width="6.332cm" style:rel-width="100%" svg:height="3.561cm" style:rel-height="scale" draw:z-index="67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Salt Marina</text:p></draw:text-box></draw:frame></text:p>
          </table:table-cell>
          <table:table-cell table:style-name="Tabella3.A1" office:value-type="string">
            <text:p text:style-name="P5"><draw:frame draw:style-name="fr1" draw:name="Cornice31" text:anchor-type="paragraph" svg:width="6.334cm" draw:z-index="33"><draw:text-box fo:min-height="3.604cm"><text:p text:style-name="P10"><draw:frame draw:style-name="fr4" draw:name="Immagine62" text:anchor-type="as-char" svg:width="6.334cm" style:rel-width="100%" svg:height="3.604cm" style:rel-height="scale" draw:z-index="68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5</text:sequence>: Harbour</text:p></draw:text-box></draw:frame></text:p>
          </table:table-cell>
          <table:table-cell table:style-name="Tabella3.A1" office:value-type="string">
            <text:p text:style-name="P5"><draw:frame draw:style-name="fr1" draw:name="Cornice32" text:anchor-type="paragraph" svg:width="6.334cm" draw:z-index="35"><draw:text-box fo:min-height="3.667cm"><text:p text:style-name="P10"><draw:frame draw:style-name="fr4" draw:name="Immagine63" text:anchor-type="as-char" svg:width="6.334cm" style:rel-width="100%" svg:height="3.667cm" style:rel-height="scale" draw:z-index="49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6</text:sequence>: Bazaar</text:p></draw:text-box></draw:frame></text:p>
          </table:table-cell>
        </table:table-row>
      </table:table>
      <text:h text:style-name="P11" text:outline-level="4"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3"><draw:frame draw:style-name="fr1" draw:name="Cornice33" text:anchor-type="paragraph" svg:width="6.332cm" draw:z-index="40"><draw:text-box fo:min-height="2.674cm"><text:p text:style-name="P10"><draw:frame draw:style-name="fr4" draw:name="Immagine64" text:anchor-type="as-char" svg:width="6.332cm" style:rel-width="100%" svg:height="2.674cm" style:rel-height="scale" draw:z-index="69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4" text:anchor-type="paragraph" svg:width="6.334cm" draw:z-index="37"><draw:text-box fo:min-height="3.958cm"><text:p text:style-name="P10"><draw:frame draw:style-name="fr4" draw:name="Immagine65" text:anchor-type="as-char" svg:width="6.334cm" style:rel-width="100%" svg:height="3.958cm" style:rel-height="scale" draw:z-index="64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5" text:anchor-type="paragraph" svg:width="6.334cm" draw:z-index="36"><draw:text-box fo:min-height="4.75cm"><text:p text:style-name="P10"><draw:frame draw:style-name="fr4" draw:name="Immagine66" text:anchor-type="as-char" svg:width="6.334cm" style:rel-width="100%" svg:height="4.75cm" style:rel-height="scale" draw:z-index="54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Swamps</text:p></draw:text-box></draw:frame></text:p>
          </table:table-cell>
        </table:table-row>
        <table:table-row>
          <table:table-cell table:style-name="Tabella2.A1" table:number-columns-spanned="3" office:value-type="string">
            <text:p text:style-name="P6">Images taken from: <text:span text:style-name="T3">web</text:span></text:p>
          </table:table-cell>
          <table:covered-table-cell/>
          <table:covered-table-cell/>
        </table:table-row>
      </table:table>
      <text:p text:style-name="Text_20_body"/>
      <text:h text:style-name="P13" text:outline-level="2">Rewards</text:h>
      <text:h text:style-name="Heading_20_3" text:outline-level="3">Calcifer’s armor piec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3" draw:name="Frame1" text:anchor-type="as-char" svg:width="6.332cm" draw:z-index="70"><draw:text-box fo:min-height="6.332cm"><text:p text:style-name="Picture"><draw:frame draw:style-name="fr4" draw:name="Image1" text:anchor-type="as-char" svg:width="6.332cm" style:rel-width="100%" svg:height="6.332cm" style:rel-height="scale" draw:z-index="71"><draw:image xlink:href="../../Resources/Rewards/Common%20Rewards/Calcifer's%20armor%20pieces/Calcifer-Back%20plate.jpg" xlink:type="simple" xlink:show="embed" xlink:actuate="onLoad" loext:mime-type="image/jpeg"/></draw:frame><text:span text:style-name="T2"><text:line-break/></text:span>Picture <text:sequence text:ref-name="refPicture29" text:name="Picture" text:formula="ooow:Picture+1" style:num-format="1">30</text:sequence>: Back plate</text:p></draw:text-box></draw:frame></text:p>
          </table:table-cell>
          <table:table-cell table:style-name="Table1.A1" office:value-type="string">
            <text:p text:style-name="Table_20_Contents"><draw:frame draw:style-name="fr3" draw:name="Frame2" text:anchor-type="as-char" svg:width="6.334cm" draw:z-index="73"><draw:text-box fo:min-height="3.457cm"><text:p text:style-name="Picture"><draw:frame draw:style-name="fr4" draw:name="Image2" text:anchor-type="as-char" svg:width="6.334cm" style:rel-width="100%" svg:height="3.457cm" style:rel-height="scale" draw:z-index="74"><draw:image xlink:href="../../Resources/Rewards/Common%20Rewards/Calcifer's%20armor%20pieces/Calcifer-Boots%20plate.jpg" xlink:type="simple" xlink:show="embed" xlink:actuate="onLoad" loext:mime-type="image/jpeg"/></draw:frame><text:span text:style-name="T2"><text:line-break/></text:span>Picture <text:sequence text:ref-name="refPicture30" text:name="Picture" text:formula="ooow:Picture+1" style:num-format="1">31</text:sequence>: Boots</text:p></draw:text-box></draw:frame></text:p>
          </table:table-cell>
          <table:table-cell table:style-name="Table1.A1" office:value-type="string">
            <text:p text:style-name="Table_20_Contents"><draw:frame draw:style-name="fr1" draw:name="Frame3" text:anchor-type="paragraph" svg:width="6.334cm" draw:z-index="38"><draw:text-box fo:min-height="8.35cm"><text:p text:style-name="Picture"><draw:frame draw:style-name="fr4" draw:name="Image3" text:anchor-type="as-char" svg:width="6.334cm" style:rel-width="100%" svg:height="8.35cm" style:rel-height="scale" draw:z-index="75"><draw:image xlink:href="../../Resources/Rewards/Common%20Rewards/Calcifer's%20armor%20pieces/Calcifer-Helmet%20plate.jpg" xlink:type="simple" xlink:show="embed" xlink:actuate="onLoad" loext:mime-type="image/jpeg"/></draw:frame><text:span text:style-name="T2"><text:line-break/></text:span>Picture <text:sequence text:ref-name="refPicture31" text:name="Picture" text:formula="ooow:Picture+1" style:num-format="1">32</text:sequence>: Helmet</text:p></draw:text-box></draw:frame></text:p>
          </table:table-cell>
        </table:table-row>
        <table:table-row>
          <table:table-cell table:style-name="Table1.A1" office:value-type="string">
            <text:p text:style-name="Table_20_Contents"><draw:frame draw:style-name="fr3" draw:name="Frame4" text:anchor-type="as-char" svg:width="6.332cm" draw:z-index="76"><draw:text-box fo:min-height="6.332cm"><text:p text:style-name="Picture"><draw:frame draw:style-name="fr4" draw:name="Image4" text:anchor-type="as-char" svg:width="6.332cm" style:rel-width="100%" svg:height="6.332cm" style:rel-height="scale" draw:z-index="77"><draw:image xlink:href="../../Resources/Rewards/Common%20Rewards/Calcifer's%20armor%20pieces/Calcifer-Shoulder%20plate.jpg" xlink:type="simple" xlink:show="embed" xlink:actuate="onLoad" loext:mime-type="image/jpeg"/></draw:frame><text:span text:style-name="T2"><text:line-break/></text:span>Picture <text:sequence text:ref-name="refPicture32" text:name="Picture" text:formula="ooow:Picture+1" style:num-format="1">33</text:sequence>: Shoulder plate</text:p></draw:text-box></draw:frame></text:p>
          </table:table-cell>
          <table:table-cell table:style-name="Table1.A1" office:value-type="string">
            <text:p text:style-name="Table_20_Contents"><draw:frame draw:style-name="fr3" draw:name="Frame5" text:anchor-type="as-char" svg:width="6.334cm" draw:z-index="78"><draw:text-box fo:min-height="4.75cm"><text:p text:style-name="Picture"><draw:frame draw:style-name="fr4" draw:name="Image5" text:anchor-type="as-char" svg:width="6.334cm" style:rel-width="100%" svg:height="4.75cm" style:rel-height="scale" draw:z-index="79"><draw:image xlink:href="../../Resources/Rewards/Common%20Rewards/Calcifer's%20armor%20pieces/Calcifer-Studded%20Gloves.jpg" xlink:type="simple" xlink:show="embed" xlink:actuate="onLoad" loext:mime-type="image/jpeg"/></draw:frame><text:span text:style-name="T2"><text:line-break/></text:span>Picture <text:sequence text:ref-name="refPicture33" text:name="Picture" text:formula="ooow:Picture+1" style:num-format="1">34</text:sequence>: Studded gloves</text:p></draw:text-box></draw:frame></text:p>
          </table:table-cell>
          <table:table-cell table:style-name="Table1.A1" office:value-type="string">
            <text:p text:style-name="Table_20_Contents"><draw:frame draw:style-name="fr3" draw:name="Frame6" text:anchor-type="as-char" svg:width="6.334cm" draw:z-index="80"><draw:text-box fo:min-height="8.867cm"><text:p text:style-name="Picture"><draw:frame draw:style-name="fr4" draw:name="Image6" text:anchor-type="as-char" svg:width="6.334cm" style:rel-width="100%" svg:height="8.867cm" style:rel-height="scale" draw:z-index="81"><draw:image xlink:href="../../Resources/Rewards/Common%20Rewards/Calcifer's%20armor%20pieces/Calcifer-Trunk%20plate.jpg" xlink:type="simple" xlink:show="embed" xlink:actuate="onLoad" loext:mime-type="image/jpeg"/></draw:frame><text:span text:style-name="T2"><text:line-break/></text:span>Picture <text:sequence text:ref-name="refPicture34" text:name="Picture" text:formula="ooow:Picture+1" style:num-format="1">35</text:sequence>: Trunk plate</text:p></draw:text-box></draw:frame></text:p>
          </table:table-cell>
        </table:table-row>
      </table:table>
      <text:h text:style-name="Heading_20_3" text:outline-level="3"><text:soft-page-break/>Heen’s weapons and armor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<draw:frame draw:style-name="fr3" draw:name="Frame7" text:anchor-type="as-char" svg:width="6.332cm" draw:z-index="50"><draw:text-box fo:min-height="6.332cm"><text:p text:style-name="Picture"><draw:frame draw:style-name="fr4" draw:name="Image7" text:anchor-type="as-char" svg:width="6.332cm" style:rel-width="100%" svg:height="6.332cm" style:rel-height="scale" draw:z-index="51"><draw:image xlink:href="../../Resources/Rewards/Common%20Rewards/Heen's%20weapons%20and%20armour/Heen-Club.jpg" xlink:type="simple" xlink:show="embed" xlink:actuate="onLoad" loext:mime-type="image/jpeg"/></draw:frame><text:span text:style-name="T2"><text:line-break/></text:span>Picture <text:sequence text:ref-name="refPicture35" text:name="Picture" text:formula="ooow:Picture+1" style:num-format="1">36</text:sequence>: Club</text:p></draw:text-box></draw:frame></text:p>
          </table:table-cell>
          <table:table-cell table:style-name="Table2.A1" office:value-type="string">
            <text:p text:style-name="Table_20_Contents"><draw:frame draw:style-name="fr3" draw:name="Frame8" text:anchor-type="as-char" svg:width="6.334cm" draw:z-index="57"><draw:text-box fo:min-height="4.297cm"><text:p text:style-name="Picture"><draw:frame draw:style-name="fr4" draw:name="Image8" text:anchor-type="as-char" svg:width="6.334cm" style:rel-width="100%" svg:height="4.297cm" style:rel-height="scale" draw:z-index="58"><draw:image xlink:href="../../Resources/Rewards/Common%20Rewards/Heen's%20weapons%20and%20armour/Heen-double%20headed.jpg" xlink:type="simple" xlink:show="embed" xlink:actuate="onLoad" loext:mime-type="image/jpeg"/></draw:frame><text:span text:style-name="T2"><text:line-break/></text:span>Picture <text:sequence text:ref-name="refPicture36" text:name="Picture" text:formula="ooow:Picture+1" style:num-format="1">37</text:sequence>: Double headed</text:p></draw:text-box></draw:frame></text:p>
          </table:table-cell>
          <table:table-cell table:style-name="Table2.A1" office:value-type="string">
            <text:p text:style-name="Table_20_Contents"><draw:frame draw:style-name="fr3" draw:name="Frame9" text:anchor-type="as-char" svg:width="6.334cm" draw:z-index="59"><draw:text-box fo:min-height="5.138cm"><text:p text:style-name="Picture"><draw:frame draw:style-name="fr4" draw:name="Image9" text:anchor-type="as-char" svg:width="6.334cm" style:rel-width="100%" svg:height="5.138cm" style:rel-height="scale" draw:z-index="60"><draw:image xlink:href="../../Resources/Rewards/Common%20Rewards/Heen's%20weapons%20and%20armour/Heen-Nailed%20Bat.jpg" xlink:type="simple" xlink:show="embed" xlink:actuate="onLoad" loext:mime-type="image/jpeg"/></draw:frame><text:span text:style-name="T2"><text:line-break/></text:span>Picture <text:sequence text:ref-name="refPicture37" text:name="Picture" text:formula="ooow:Picture+1" style:num-format="1">38</text:sequence>: Nailed bat</text:p></draw:text-box></draw:frame></text:p>
          </table:table-cell>
        </table:table-row>
        <table:table-row>
          <table:table-cell table:style-name="Table2.A1" office:value-type="string">
            <text:p text:style-name="Table_20_Contents"><draw:frame draw:style-name="fr3" draw:name="Frame10" text:anchor-type="as-char" svg:width="6.332cm" draw:z-index="61"><draw:text-box fo:min-height="7.082cm"><text:p text:style-name="Picture"><draw:frame draw:style-name="fr4" draw:name="Image10" text:anchor-type="as-char" svg:width="6.332cm" style:rel-width="100%" svg:height="7.082cm" style:rel-height="scale" draw:z-index="62"><draw:image xlink:href="../../Resources/Rewards/Common%20Rewards/Heen's%20weapons%20and%20armour/Heen-Chain%20mail.jpg" xlink:type="simple" xlink:show="embed" xlink:actuate="onLoad" loext:mime-type="image/jpeg"/></draw:frame><text:span text:style-name="T2"><text:line-break/></text:span>Picture <text:sequence text:ref-name="refPicture38" text:name="Picture" text:formula="ooow:Picture+1" style:num-format="1">39</text:sequence>: Chain mail</text:p></draw:text-box></draw:frame></text:p>
          </table:table-cell>
          <table:table-cell table:style-name="Table2.A1" office:value-type="string">
            <text:p text:style-name="P7"><draw:frame draw:style-name="fr3" draw:name="Frame11" text:anchor-type="as-char" svg:width="5.292cm" draw:z-index="66"><draw:text-box fo:min-height="6.613cm"><text:p text:style-name="Picture"><draw:frame draw:style-name="fr4" draw:name="Image11" text:anchor-type="as-char" svg:width="5.292cm" style:rel-width="100%" svg:height="6.613cm" style:rel-height="scale" draw:z-index="72"><draw:image xlink:href="../../Resources/Rewards/Common%20Rewards/Heen's%20weapons%20and%20armour/Heen-Plate%20armor.png" xlink:type="simple" xlink:show="embed" xlink:actuate="onLoad" loext:mime-type="image/png"/></draw:frame><text:span text:style-name="T2"><text:line-break/></text:span>Picture <text:sequence text:ref-name="refPicture39" text:name="Picture" text:formula="ooow:Picture+1" style:num-format="1">40</text:sequence>: Plate armor</text:p></draw:text-box></draw:frame></text:p>
          </table:table-cell>
          <table:table-cell table:style-name="Table2.A1" office:value-type="string">
            <text:p text:style-name="Table_20_Contents"><draw:frame draw:style-name="fr3" draw:name="Frame12" text:anchor-type="as-char" svg:width="4.24cm" draw:z-index="88"><draw:text-box fo:min-height="7.001cm"><text:p text:style-name="Picture"><draw:frame draw:style-name="fr4" draw:name="Image12" text:anchor-type="as-char" svg:width="4.24cm" style:rel-width="100%" svg:height="7.001cm" style:rel-height="scale" draw:z-index="89"><draw:image xlink:href="../../Resources/Rewards/Common%20Rewards/Heen's%20weapons%20and%20armour/Heen-shield.jpg" xlink:type="simple" xlink:show="embed" xlink:actuate="onLoad" loext:mime-type="image/jpeg"/></draw:frame><text:span text:style-name="T2"><text:line-break/></text:span>Picture <text:sequence text:ref-name="refPicture40" text:name="Picture" text:formula="ooow:Picture+1" style:num-format="1">41</text:sequence>: Shield</text:p></draw:text-box></draw:frame></text:p>
          </table:table-cell>
        </table:table-row>
      </table:table>
      <text:h text:style-name="Heading_20_3" text:outline-level="3">Magic clothe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<draw:frame draw:style-name="fr3" draw:name="Frame13" text:anchor-type="as-char" svg:width="6.332cm" draw:z-index="82"><draw:text-box fo:min-height="6.332cm"><text:p text:style-name="Picture"><draw:frame draw:style-name="fr4" draw:name="Image13" text:anchor-type="as-char" svg:width="6.332cm" style:rel-width="100%" svg:height="6.332cm" style:rel-height="scale" draw:z-index="83"><draw:image xlink:href="../../Resources/Rewards/Common%20Rewards/Magic%20clothes/Magic%20clothes-Boots.jpg" xlink:type="simple" xlink:show="embed" xlink:actuate="onLoad" loext:mime-type="image/jpeg"/></draw:frame><text:span text:style-name="T2"><text:line-break/></text:span>Picture <text:sequence text:ref-name="refPicture41" text:name="Picture" text:formula="ooow:Picture+1" style:num-format="1">42</text:sequence>: Boots</text:p></draw:text-box></draw:frame></text:p>
          </table:table-cell>
          <table:table-cell table:style-name="Table3.A1" office:value-type="string">
            <text:p text:style-name="Table_20_Contents"><draw:frame draw:style-name="fr3" draw:name="Frame14" text:anchor-type="as-char" svg:width="6.334cm" draw:z-index="84"><draw:text-box fo:min-height="6.941cm"><text:p text:style-name="Picture"><draw:frame draw:style-name="fr4" draw:name="Image14" text:anchor-type="as-char" svg:width="6.334cm" style:rel-width="100%" svg:height="6.941cm" style:rel-height="scale" draw:z-index="85"><draw:image xlink:href="../../Resources/Rewards/Common%20Rewards/Magic%20clothes/Magic%20clothes-Hood.png" xlink:type="simple" xlink:show="embed" xlink:actuate="onLoad" loext:mime-type="image/png"/></draw:frame><text:span text:style-name="T2"><text:line-break/></text:span>Picture <text:sequence text:ref-name="refPicture42" text:name="Picture" text:formula="ooow:Picture+1" style:num-format="1">43</text:sequence>: Hood</text:p></draw:text-box></draw:frame></text:p>
          </table:table-cell>
          <table:table-cell table:style-name="Table3.A1" office:value-type="string">
            <text:p text:style-name="Table_20_Contents"><draw:frame draw:style-name="fr3" draw:name="Frame15" text:anchor-type="as-char" svg:width="6.334cm" draw:z-index="86"><draw:text-box fo:min-height="6.334cm"><text:p text:style-name="Picture"><draw:frame draw:style-name="fr4" draw:name="Image15" text:anchor-type="as-char" svg:width="6.334cm" style:rel-width="100%" svg:height="6.334cm" style:rel-height="scale" draw:z-index="87"><draw:image xlink:href="../../Resources/Rewards/Common%20Rewards/Magic%20clothes/Magic%20clothes-Robe.png" xlink:type="simple" xlink:show="embed" xlink:actuate="onLoad" loext:mime-type="image/png"/></draw:frame><text:span text:style-name="T2"><text:line-break/></text:span>Picture <text:sequence text:ref-name="refPicture43" text:name="Picture" text:formula="ooow:Picture+1" style:num-format="1">44</text:sequence>: Robe</text:p></draw:text-box></draw:frame></text:p>
          </table:table-cell>
        </table:table-row>
      </table:table>
      <text:h text:style-name="Heading_20_3" text:outline-level="3"><text:soft-page-break/>Potions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7"><draw:frame draw:style-name="fr2" draw:name="Frame16" text:anchor-type="as-char" svg:width="14.7cm" draw:z-index="63"><draw:text-box fo:min-height="21.001cm"><text:p text:style-name="Picture"><draw:frame draw:style-name="fr4" draw:name="Image16" text:anchor-type="as-char" svg:width="14.7cm" style:rel-width="100%" svg:height="21.001cm" style:rel-height="scale" draw:z-index="65"><draw:image xlink:href="../../Resources/Rewards/Common%20Rewards/Potions/Potions.jpg" xlink:type="simple" xlink:show="embed" xlink:actuate="onLoad" loext:mime-type="image/jpeg"/></draw:frame><text:span text:style-name="T2"><text:line-break/></text:span>Picture <text:sequence text:ref-name="refPicture44" text:name="Picture" text:formula="ooow:Picture+1" style:num-format="1">45</text:sequence>: Potions</text:p></draw:text-box></draw:frame></text:p>
          </table:table-cell>
        </table:table-row>
      </table:table>
      <text:h text:style-name="Heading_20_3" text:outline-level="3"><text:soft-page-break/>Exploration’s rewards</text:h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Table_20_Contents"><draw:frame draw:style-name="fr3" draw:name="Frame18" text:anchor-type="as-char" svg:width="4.75cm" draw:z-index="90"><draw:text-box fo:min-height="6.983cm"><text:p text:style-name="Picture"><draw:frame draw:style-name="fr5" draw:name="Image18" text:anchor-type="as-char" svg:width="4.75cm" style:rel-width="100%" svg:height="6.983cm" style:rel-height="scale" draw:z-index="91"><draw:image xlink:href="../../Resources/Rewards/Exploration%20Rewards/Exploration-Rewards-OldAmpolle.jpg" xlink:type="simple" xlink:show="embed" xlink:actuate="onLoad" draw:filter-name="&lt;All formats&gt;" loext:mime-type="image/jpeg"/></draw:frame><text:span text:style-name="T2"><text:line-break/></text:span>Picture <text:sequence text:ref-name="refPicture45" text:name="Picture" text:formula="ooow:Picture+1" style:num-format="1">46</text:sequence>: Old <text:span text:style-name="T6">ampoule</text:span></text:p></draw:text-box></draw:frame></text:p>
          </table:table-cell>
          <table:table-cell table:style-name="Table5.A1" office:value-type="string">
            <text:p text:style-name="Table_20_Contents"><draw:frame draw:style-name="fr3" draw:name="Frame19" text:anchor-type="as-char" svg:width="4.75cm" draw:z-index="92"><draw:text-box fo:min-height="3.254cm"><text:p text:style-name="Picture"><draw:frame draw:style-name="fr5" draw:name="Image19" text:anchor-type="as-char" svg:width="4.75cm" style:rel-width="100%" svg:height="3.254cm" style:rel-height="scale" draw:z-index="93"><draw:image xlink:href="../../Resources/Rewards/Exploration%20Rewards/Exploration-Rewards-OldBooks.jpg" xlink:type="simple" xlink:show="embed" xlink:actuate="onLoad" draw:filter-name="&lt;All formats&gt;" loext:mime-type="image/jpeg"/></draw:frame><text:span text:style-name="T2"><text:line-break/></text:span>Picture <text:sequence text:ref-name="refPicture46" text:name="Picture" text:formula="ooow:Picture+1" style:num-format="1">47</text:sequence>: Old book</text:p></draw:text-box></draw:frame></text:p>
          </table:table-cell>
          <table:table-cell table:style-name="Table5.A1" office:value-type="string">
            <text:p text:style-name="Table_20_Contents"><draw:frame draw:style-name="fr1" draw:name="Frame20" text:anchor-type="paragraph" svg:width="4.75cm" draw:z-index="94"><draw:text-box fo:min-height="4.509cm"><text:p text:style-name="Picture"><draw:frame draw:style-name="fr5" draw:name="Image20" text:anchor-type="as-char" svg:width="4.75cm" style:rel-width="100%" svg:height="4.509cm" style:rel-height="scale" draw:z-index="95"><draw:image xlink:href="../../Resources/Rewards/Exploration%20Rewards/Exploration-Rewards-OldBooks2.jpg" xlink:type="simple" xlink:show="embed" xlink:actuate="onLoad" draw:filter-name="&lt;All formats&gt;" loext:mime-type="image/jpeg"/></draw:frame><text:span text:style-name="T2"><text:line-break/></text:span>Picture <text:sequence text:ref-name="refPicture47" text:name="Picture" text:formula="ooow:Picture+1" style:num-format="1">48</text:sequence>: Old book</text:p></draw:text-box></draw:frame></text:p>
          </table:table-cell>
          <table:table-cell table:style-name="Table5.A1" office:value-type="string">
            <text:p text:style-name="Table_20_Contents"><draw:frame draw:style-name="fr3" draw:name="Frame21" text:anchor-type="as-char" svg:width="4.75cm" draw:z-index="96"><draw:text-box fo:min-height="6.075cm"><text:p text:style-name="Picture"><draw:frame draw:style-name="fr5" draw:name="Image21" text:anchor-type="as-char" svg:width="4.75cm" style:rel-width="100%" svg:height="6.075cm" style:rel-height="scale" draw:z-index="97"><draw:image xlink:href="../../Resources/Rewards/Exploration%20Rewards/Exploration-Rewards-OldClock.jpg" xlink:type="simple" xlink:show="embed" xlink:actuate="onLoad" draw:filter-name="&lt;All formats&gt;" loext:mime-type="image/jpeg"/></draw:frame><text:span text:style-name="T2"><text:line-break/></text:span>Picture <text:sequence text:ref-name="refPicture48" text:name="Picture" text:formula="ooow:Picture+1" style:num-format="1">49</text:sequence>: Moon clock</text:p></draw:text-box></draw:frame></text:p>
          </table:table-cell>
        </table:table-row>
        <table:table-row>
          <table:table-cell table:style-name="Table5.A1" office:value-type="string">
            <text:p text:style-name="Table_20_Contents"><draw:frame draw:style-name="fr3" draw:name="Frame22" text:anchor-type="as-char" svg:width="4.75cm" draw:z-index="98"><draw:text-box fo:min-height="6.078cm"><text:p text:style-name="Picture"><draw:frame draw:style-name="fr5" draw:name="Image22" text:anchor-type="as-char" svg:width="4.75cm" style:rel-width="100%" svg:height="6.078cm" style:rel-height="scale" draw:z-index="99"><draw:image xlink:href="../../Resources/Rewards/Exploration%20Rewards/Exploration-Rewards-OldCroth.jpg" xlink:type="simple" xlink:show="embed" xlink:actuate="onLoad" draw:filter-name="&lt;All formats&gt;" loext:mime-type="image/jpeg"/></draw:frame><text:span text:style-name="T2"><text:line-break/></text:span>Picture <text:sequence text:ref-name="refPicture49" text:name="Picture" text:formula="ooow:Picture+1" style:num-format="1">50</text:sequence>: Ancient <text:span text:style-name="T7">comb</text:span></text:p></draw:text-box></draw:frame></text:p>
          </table:table-cell>
          <table:table-cell table:style-name="Table5.A1" office:value-type="string">
            <text:p text:style-name="Table_20_Contents"><draw:frame draw:style-name="fr3" draw:name="Frame23" text:anchor-type="as-char" svg:width="4.75cm" draw:z-index="100"><draw:text-box fo:min-height="5.135cm"><text:p text:style-name="Picture"><draw:frame draw:style-name="fr5" draw:name="Image23" text:anchor-type="as-char" svg:width="4.75cm" style:rel-width="100%" svg:height="5.135cm" style:rel-height="scale" draw:z-index="101"><draw:image xlink:href="../../Resources/Rewards/Exploration%20Rewards/Exploration-Rewards-OldRing.jpg" xlink:type="simple" xlink:show="embed" xlink:actuate="onLoad" draw:filter-name="&lt;All formats&gt;" loext:mime-type="image/jpeg"/></draw:frame><text:span text:style-name="T2"><text:line-break/></text:span>Picture <text:sequence text:ref-name="refPicture50" text:name="Picture" text:formula="ooow:Picture+1" style:num-format="1">51</text:sequence>: Marble ring</text:p></draw:text-box></draw:frame></text:p>
          </table:table-cell>
          <table:table-cell table:style-name="Table5.A1" office:value-type="string">
            <text:p text:style-name="Table_20_Contents"><draw:frame draw:style-name="fr3" draw:name="Frame24" text:anchor-type="as-char" svg:width="4.75cm" draw:z-index="102"><draw:text-box fo:min-height="3.004cm"><text:p text:style-name="Picture"><draw:frame draw:style-name="fr5" draw:name="Image24" text:anchor-type="as-char" svg:width="4.75cm" style:rel-width="100%" svg:height="3.004cm" style:rel-height="scale" draw:z-index="103"><draw:image xlink:href="../../Resources/Rewards/Exploration%20Rewards/Exploration-Rewards-OldScroll.jpg" xlink:type="simple" xlink:show="embed" xlink:actuate="onLoad" draw:filter-name="&lt;All formats&gt;" loext:mime-type="image/jpeg"/></draw:frame><text:span text:style-name="T2"><text:line-break/></text:span>Picture <text:sequence text:ref-name="refPicture51" text:name="Picture" text:formula="ooow:Picture+1" style:num-format="1">52</text:sequence>: Egyptian scroll</text:p></draw:text-box></draw:frame></text:p>
          </table:table-cell>
          <table:table-cell table:style-name="Table5.A1" office:value-type="string">
            <text:p text:style-name="Table_20_Contents"><draw:frame draw:style-name="fr3" draw:name="Frame25" text:anchor-type="as-char" svg:width="4.75cm" draw:z-index="104"><draw:text-box fo:min-height="3.154cm"><text:p text:style-name="Picture"><draw:frame draw:style-name="fr5" draw:name="Image25" text:anchor-type="as-char" svg:width="4.75cm" style:rel-width="100%" svg:height="3.154cm" style:rel-height="scale" draw:z-index="105"><draw:image xlink:href="../../Resources/Rewards/Exploration%20Rewards/Exploration-Rewards-OldScroll2.jpg" xlink:type="simple" xlink:show="embed" xlink:actuate="onLoad" draw:filter-name="&lt;All formats&gt;" loext:mime-type="image/jpeg"/></draw:frame><text:span text:style-name="T2"><text:line-break/></text:span>Picture <text:sequence text:ref-name="refPicture52" text:name="Picture" text:formula="ooow:Picture+1" style:num-format="1">53</text:sequence>: Roman scroll</text:p></draw:text-box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7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9-01-24T12:30:23.969000000</dc:date>
    <dc:creator>Michele Maione</dc:creator>
    <meta:editing-duration>PT37M7S</meta:editing-duration>
    <meta:editing-cycles>26</meta:editing-cycles>
    <meta:generator>LibreOffice/6.1.2.1$Windows_X86_64 LibreOffice_project/65905a128db06ba48db947242809d14d3f9a93fe</meta:generator>
    <meta:document-statistic meta:table-count="15" meta:image-count="53" meta:object-count="0" meta:page-count="7" meta:paragraph-count="103" meta:word-count="257" meta:character-count="1550" meta:non-whitespace-character-count="1374"/>
    <meta:template xlink:type="simple" xlink:actuate="onRequest" xlink:title="" xlink:href="../MasterGameDesignDocument.odm" meta:date="2018-12-10T11:14:37.896000000"/>
  </office:meta>
</office:document-meta>
</file>